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22cm"/>
    </style:style>
    <style:style style:name="co2" style:family="table-column">
      <style:table-column-properties fo:break-before="auto" style:column-width="3.713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104cm" svg:height="9.482cm" svg:x="0.492cm" svg:y="8.944cm">
            <draw:object draw:notify-on-update-of-ranges="Sheet1.B1:Sheet1.L1 Sheet1.A2:Sheet1.A2 Sheet1.B2:Sheet1.L2 Sheet1.A3:Sheet1.A3 Sheet1.B3:Sheet1.L3 Sheet1.A4:Sheet1.A4 Sheet1.B4:Sheet1.L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43cm" svg:height="9.482cm" svg:x="17.468cm" svg:y="8.901cm">
            <draw:object draw:notify-on-update-of-ranges="Sheet1.A7:Sheet1.A7 Sheet1.B7:Sheet1.L7 Sheet1.A8:Sheet1.A8 Sheet1.B8:Sheet1.L8 Sheet1.A9:Sheet1.A9 Sheet1.B9:Sheet1.L9 Sheet1.A10:Sheet1.A10 Sheet1.B10:Sheet1.L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9.396cm" svg:x="10.183cm" svg:y="19.481cm">
            <draw:object draw:notify-on-update-of-ranges="Sheet1.A13:Sheet1.A13 Sheet1.B13:Sheet1.L13 Sheet1.A14:Sheet1.A14 Sheet1.B14:Sheet1.L14 Sheet1.A15:Sheet1.A15 Sheet1.B15:Sheet1.L15 Sheet1.A16:Sheet1.A16 Sheet1.B16:Sheet1.L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1 – 1</text:p>
          </table:table-cell>
          <table:table-cell office:value-type="string" calcext:value-type="string">
            <text:p>2 – 2</text:p>
          </table:table-cell>
          <table:table-cell office:value-type="string" calcext:value-type="string">
            <text:p>2 – 3</text:p>
          </table:table-cell>
          <table:table-cell office:value-type="string" calcext:value-type="string">
            <text:p>3 – 2</text:p>
          </table:table-cell>
          <table:table-cell table:style-name="ce1" office:value-type="string" calcext:value-type="string">
            <text:p>2 – 5</text:p>
          </table:table-cell>
          <table:table-cell office:value-type="string" calcext:value-type="string">
            <text:p>5 – 2</text:p>
          </table:table-cell>
          <table:table-cell office:value-type="string" calcext:value-type="string">
            <text:p>5 – 5</text:p>
          </table:table-cell>
          <table:table-cell office:value-type="string" calcext:value-type="string">
            <text:p>5 – 50</text:p>
          </table:table-cell>
          <table:table-cell office:value-type="string" calcext:value-type="string">
            <text:p>50 – 5</text:p>
          </table:table-cell>
          <table:table-cell office:value-type="string" calcext:value-type="string">
            <text:p>50 – 50</text:p>
          </table:table-cell>
          <table:table-cell office:value-type="string" calcext:value-type="string">
            <text:p>100 – 100</text:p>
          </table:table-cell>
        </table:table-row>
        <table:table-row table:style-name="ro1">
          <table:table-cell table:style-name="ce1" office:value-type="string" calcext:value-type="string">
            <text:p>ArrayBlockingQueue</text:p>
          </table:table-cell>
          <table:table-cell table:formula="of:=AVERAGE(2782;2568)" office:value-type="float" office:value="2675" calcext:value-type="float">
            <text:p>2675</text:p>
          </table:table-cell>
          <table:table-cell table:formula="of:=AVERAGE(3013;2788)" office:value-type="float" office:value="2900.5" calcext:value-type="float">
            <text:p>2900.5</text:p>
          </table:table-cell>
          <table:table-cell table:formula="of:=AVERAGE(3215;3337)" office:value-type="float" office:value="3276" calcext:value-type="float">
            <text:p>3276</text:p>
          </table:table-cell>
          <table:table-cell table:formula="of:=AVERAGE(3033;3131)" office:value-type="float" office:value="3082" calcext:value-type="float">
            <text:p>3082</text:p>
          </table:table-cell>
          <table:table-cell table:formula="of:=AVERAGE(3432;3273)" office:value-type="float" office:value="3352.5" calcext:value-type="float">
            <text:p>3352.5</text:p>
          </table:table-cell>
          <table:table-cell table:formula="of:=AVERAGE(2562;2575)" office:value-type="float" office:value="2568.5" calcext:value-type="float">
            <text:p>2568.5</text:p>
          </table:table-cell>
          <table:table-cell table:formula="of:=AVERAGE(3031;3019)" office:value-type="float" office:value="3025" calcext:value-type="float">
            <text:p>3025</text:p>
          </table:table-cell>
          <table:table-cell table:formula="of:=AVERAGE(2808;2939)" office:value-type="float" office:value="2873.5" calcext:value-type="float">
            <text:p>2873.5</text:p>
          </table:table-cell>
          <table:table-cell table:formula="of:=AVERAGE(2269;2420)" office:value-type="float" office:value="2344.5" calcext:value-type="float">
            <text:p>2344.5</text:p>
          </table:table-cell>
          <table:table-cell table:formula="of:=AVERAGE(2502;2479)" office:value-type="float" office:value="2490.5" calcext:value-type="float">
            <text:p>2490.5</text:p>
          </table:table-cell>
          <table:table-cell table:formula="of:=AVERAGE(2831;3136)" office:value-type="float" office:value="2983.5" calcext:value-type="float">
            <text:p>2983.5</text:p>
          </table:table-cell>
        </table:table-row>
        <table:table-row table:style-name="ro1">
          <table:table-cell office:value-type="string" calcext:value-type="string">
            <text:p>ConcurrentLinkedQueue</text:p>
          </table:table-cell>
          <table:table-cell table:formula="of:=AVERAGE(5972;3883;3667)" office:value-type="float" office:value="4507.33333333333" calcext:value-type="float">
            <text:p>4507.3333333333</text:p>
          </table:table-cell>
          <table:table-cell table:formula="of:=AVERAGE(3757;4183;3943)" office:value-type="float" office:value="3961" calcext:value-type="float">
            <text:p>3961</text:p>
          </table:table-cell>
          <table:table-cell table:formula="of:=AVERAGE(3682;3992;3735)" office:value-type="float" office:value="3803" calcext:value-type="float">
            <text:p>3803</text:p>
          </table:table-cell>
          <table:table-cell table:formula="of:=AVERAGE(5602;5199;3878)" office:value-type="float" office:value="4893" calcext:value-type="float">
            <text:p>4893</text:p>
          </table:table-cell>
          <table:table-cell table:formula="of:=AVERAGE(4077;5077;3599)" office:value-type="float" office:value="4251" calcext:value-type="float">
            <text:p>4251</text:p>
          </table:table-cell>
          <table:table-cell table:formula="of:=AVERAGE(6631;3720;3834)" office:value-type="float" office:value="4728.33333333333" calcext:value-type="float">
            <text:p>4728.3333333333</text:p>
          </table:table-cell>
          <table:table-cell table:formula="of:=AVERAGE(4163;3710;3927)" office:value-type="float" office:value="3933.33333333333" calcext:value-type="float">
            <text:p>3933.3333333333</text:p>
          </table:table-cell>
          <table:table-cell table:formula="of:=AVERAGE(4665;4619;4778)" office:value-type="float" office:value="4687.33333333333" calcext:value-type="float">
            <text:p>4687.3333333333</text:p>
          </table:table-cell>
          <table:table-cell table:formula="of:=AVERAGE(3691;4026;5842)" office:value-type="float" office:value="4519.66666666667" calcext:value-type="float">
            <text:p>4519.6666666667</text:p>
          </table:table-cell>
          <table:table-cell table:formula="of:=AVERAGE(3136;3508;3664)" office:value-type="float" office:value="3436" calcext:value-type="float">
            <text:p>3436</text:p>
          </table:table-cell>
          <table:table-cell table:formula="of:=AVERAGE(3470;3527;3734)"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ArrayBlockingQueue with lesser size (1/500)</text:p>
          </table:table-cell>
          <table:table-cell table:formula="of:=AVERAGE(15763;16014;16113)" office:value-type="float" office:value="15963.3333333333" calcext:value-type="float">
            <text:p>15963.3333333333</text:p>
          </table:table-cell>
          <table:table-cell table:formula="of:=AVERAGE(20902;19329;19419)" office:value-type="float" office:value="19883.3333333333" calcext:value-type="float">
            <text:p>19883.3333333333</text:p>
          </table:table-cell>
          <table:table-cell table:formula="of:=AVERAGE(16630;16672;16660)" office:value-type="float" office:value="16654" calcext:value-type="float">
            <text:p>16654</text:p>
          </table:table-cell>
          <table:table-cell table:formula="of:=AVERAGE(18415;19020;19113)" office:value-type="float" office:value="18849.3333333333" calcext:value-type="float">
            <text:p>18849.3333333333</text:p>
          </table:table-cell>
          <table:table-cell table:formula="of:=AVERAGE(16490;16167;16128)" office:value-type="float" office:value="16261.6666666667" calcext:value-type="float">
            <text:p>16261.6666666667</text:p>
          </table:table-cell>
          <table:table-cell table:formula="of:=AVERAGE(17352;16956;16726)" office:value-type="float" office:value="17011.3333333333" calcext:value-type="float">
            <text:p>17011.3333333333</text:p>
          </table:table-cell>
          <table:table-cell table:formula="of:=AVERAGE(15878;16336;15821)" office:value-type="float" office:value="16011.6666666667" calcext:value-type="float">
            <text:p>16011.6666666667</text:p>
          </table:table-cell>
          <table:table-cell table:formula="of:=AVERAGE(16337;16058;16217)" office:value-type="float" office:value="16204" calcext:value-type="float">
            <text:p>16204</text:p>
          </table:table-cell>
          <table:table-cell table:formula="of:=AVERAGE(16050;16341;16252)" office:value-type="float" office:value="16214.3333333333" calcext:value-type="float">
            <text:p>16214.3333333333</text:p>
          </table:table-cell>
          <table:table-cell table:formula="of:=AVERAGE(18563;18634;18573)" office:value-type="float" office:value="18590" calcext:value-type="float">
            <text:p>18590</text:p>
          </table:table-cell>
          <table:table-cell table:formula="of:=AVERAGE(18980;18686;18595)" office:value-type="float" office:value="18753.6666666667" calcext:value-type="float">
            <text:p>18753.666666666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1 – 1</text:p>
          </table:table-cell>
          <table:table-cell office:value-type="string" calcext:value-type="string">
            <text:p>2 – 2</text:p>
          </table:table-cell>
          <table:table-cell office:value-type="string" calcext:value-type="string">
            <text:p>2 – 3</text:p>
          </table:table-cell>
          <table:table-cell office:value-type="string" calcext:value-type="string">
            <text:p>3 – 2</text:p>
          </table:table-cell>
          <table:table-cell table:style-name="ce1" office:value-type="string" calcext:value-type="string">
            <text:p>2 – 5</text:p>
          </table:table-cell>
          <table:table-cell office:value-type="string" calcext:value-type="string">
            <text:p>5 – 2</text:p>
          </table:table-cell>
          <table:table-cell office:value-type="string" calcext:value-type="string">
            <text:p>5 – 5</text:p>
          </table:table-cell>
          <table:table-cell office:value-type="string" calcext:value-type="string">
            <text:p>5 – 50</text:p>
          </table:table-cell>
          <table:table-cell office:value-type="string" calcext:value-type="string">
            <text:p>50 – 5</text:p>
          </table:table-cell>
          <table:table-cell office:value-type="string" calcext:value-type="string">
            <text:p>50 – 50</text:p>
          </table:table-cell>
          <table:table-cell office:value-type="string" calcext:value-type="string">
            <text:p>100 – 100</text:p>
          </table:table-cell>
        </table:table-row>
        <table:table-row table:style-name="ro1">
          <table:table-cell table:style-name="ce1" office:value-type="string" calcext:value-type="string">
            <text:p>ArrayBlockingQueue</text:p>
          </table:table-cell>
          <table:table-cell table:formula="of:=AVERAGE(20269;20431)" office:value-type="float" office:value="20350" calcext:value-type="float">
            <text:p>20350</text:p>
          </table:table-cell>
          <table:table-cell table:formula="of:=AVERAGE(21952;20210)" office:value-type="float" office:value="21081" calcext:value-type="float">
            <text:p>21081</text:p>
          </table:table-cell>
          <table:table-cell table:formula="of:=AVERAGE(21413;21530)" office:value-type="float" office:value="21471.5" calcext:value-type="float">
            <text:p>21471.5</text:p>
          </table:table-cell>
          <table:table-cell table:formula="of:=AVERAGE(21609;21335)" office:value-type="float" office:value="21472" calcext:value-type="float">
            <text:p>21472</text:p>
          </table:table-cell>
          <table:table-cell table:formula="of:=AVERAGE(21857;21621)" office:value-type="float" office:value="21739" calcext:value-type="float">
            <text:p>21739</text:p>
          </table:table-cell>
          <table:table-cell table:formula="of:=AVERAGE(21889;21421)" office:value-type="float" office:value="21655" calcext:value-type="float">
            <text:p>21655</text:p>
          </table:table-cell>
          <table:table-cell table:formula="of:=AVERAGE(21469;21334)" office:value-type="float" office:value="21401.5" calcext:value-type="float">
            <text:p>21401.5</text:p>
          </table:table-cell>
          <table:table-cell table:style-name="ce2" table:formula="of:=AVERAGE(    21243   ;    22267   )" office:value-type="float" office:value="21755" calcext:value-type="float">
            <text:p>21755</text:p>
          </table:table-cell>
          <table:table-cell table:formula="of:=AVERAGE(21382 ; 21551)" office:value-type="float" office:value="21466.5" calcext:value-type="float">
            <text:p>21466.5</text:p>
          </table:table-cell>
          <table:table-cell table:formula="of:=AVERAGE(21374 ; 21418)" office:value-type="float" office:value="21396" calcext:value-type="float">
            <text:p>21396</text:p>
          </table:table-cell>
          <table:table-cell table:formula="of:=AVERAGE(20926 ;  20973 )" office:value-type="float" office:value="20949.5" calcext:value-type="float">
            <text:p>20949.5</text:p>
          </table:table-cell>
        </table:table-row>
        <table:table-row table:style-name="ro1">
          <table:table-cell office:value-type="string" calcext:value-type="string">
            <text:p>ConcurrentLinkedQueue</text:p>
          </table:table-cell>
          <table:table-cell table:formula="of:=AVERAGE(  23457 ; 22312;  22549 )" office:value-type="float" office:value="22772.6666666667" calcext:value-type="float">
            <text:p>22772.6666666667</text:p>
          </table:table-cell>
          <table:table-cell table:formula="of:=AVERAGE( 22296; 22701; 22602)" office:value-type="float" office:value="22533" calcext:value-type="float">
            <text:p>22533</text:p>
          </table:table-cell>
          <table:table-cell table:formula="of:=AVERAGE( 22212 ; 22532 ; 21945 )" office:value-type="float" office:value="22229.6666666667" calcext:value-type="float">
            <text:p>22229.6666666667</text:p>
          </table:table-cell>
          <table:table-cell table:formula="of:=AVERAGE( 23730 ; 22820 ; 23324 )" office:value-type="float" office:value="23291.3333333333" calcext:value-type="float">
            <text:p>23291.3333333333</text:p>
          </table:table-cell>
          <table:table-cell table:formula="of:=AVERAGE(  22775  ; 22692   ;22448 )" office:value-type="float" office:value="22638.3333333333" calcext:value-type="float">
            <text:p>22638.3333333333</text:p>
          </table:table-cell>
          <table:table-cell table:formula="of:=AVERAGE( 23974 ; 22545 ; 22532 )" office:value-type="float" office:value="23017" calcext:value-type="float">
            <text:p>23017</text:p>
          </table:table-cell>
          <table:table-cell table:formula="of:=AVERAGE( 22621 ; 22320 ; 22189 )" office:value-type="float" office:value="22376.6666666667" calcext:value-type="float">
            <text:p>22376.6666666667</text:p>
          </table:table-cell>
          <table:table-cell table:formula="of:=AVERAGE( 23273 ; 23576 ; 22983 )" office:value-type="float" office:value="23277.3333333333" calcext:value-type="float">
            <text:p>23277.3333333333</text:p>
          </table:table-cell>
          <table:table-cell table:formula="of:=AVERAGE( 20845 ; 21072 ; 18982 )" office:value-type="float" office:value="20299.6666666667" calcext:value-type="float">
            <text:p>20299.6666666667</text:p>
          </table:table-cell>
          <table:table-cell table:formula="of:=AVERAGE( 22626 ; 20135 ;  20044  )" office:value-type="float" office:value="20935" calcext:value-type="float">
            <text:p>20935</text:p>
          </table:table-cell>
          <table:table-cell table:formula="of:=AVERAGE( 20003 ; 20380 ; 22937 )" office:value-type="float" office:value="21106.6666666667" calcext:value-type="float">
            <text:p>21106.6666666667</text:p>
          </table:table-cell>
        </table:table-row>
        <table:table-row table:style-name="ro1">
          <table:table-cell office:value-type="string" calcext:value-type="string">
            <text:p>ArrayBlockingQueue with lesser size (1/500)</text:p>
          </table:table-cell>
          <table:table-cell table:formula="of:=AVERAGE(19247;19532;19627)" office:value-type="float" office:value="19468.6666666667" calcext:value-type="float">
            <text:p>19468.6666666667</text:p>
          </table:table-cell>
          <table:table-cell table:formula="of:=AVERAGE(24406;22659;22854)" office:value-type="float" office:value="23306.3333333333" calcext:value-type="float">
            <text:p>23306.3333333333</text:p>
          </table:table-cell>
          <table:table-cell table:formula="of:=AVERAGE(20259;20149;20157)" office:value-type="float" office:value="20188.3333333333" calcext:value-type="float">
            <text:p>20188.3333333333</text:p>
          </table:table-cell>
          <table:table-cell table:formula="of:=AVERAGE(21878;22841;22839)" office:value-type="float" office:value="22519.3333333333" calcext:value-type="float">
            <text:p>22519.3333333333</text:p>
          </table:table-cell>
          <table:table-cell table:formula="of:=AVERAGE(20096;19646;19687)" office:value-type="float" office:value="19809.6666666667" calcext:value-type="float">
            <text:p>19809.6666666667</text:p>
          </table:table-cell>
          <table:table-cell table:formula="of:=AVERAGE(20833;20617;20332)" office:value-type="float" office:value="20594" calcext:value-type="float">
            <text:p>20594</text:p>
          </table:table-cell>
          <table:table-cell table:formula="of:=AVERAGE(19290;19759;19264)" office:value-type="float" office:value="19437.6666666667" calcext:value-type="float">
            <text:p>19437.6666666667</text:p>
          </table:table-cell>
          <table:table-cell table:formula="of:=AVERAGE(    20266; 19631;  19877)" office:value-type="float" office:value="19924.6666666667" calcext:value-type="float">
            <text:p>19924.6666666667</text:p>
          </table:table-cell>
          <table:table-cell table:style-name="ce2" table:formula="of:=AVERAGE(19598 ; 19910 ; 19848 ; 18545 ; 18480 )" office:value-type="float" office:value="19276.2" calcext:value-type="float">
            <text:p>19276.2</text:p>
          </table:table-cell>
          <table:table-cell table:formula="of:=AVERAGE(18504 ; 18610 ; 18522  )" office:value-type="float" office:value="18545.3333333333" calcext:value-type="float">
            <text:p>18545.3333333333</text:p>
          </table:table-cell>
          <table:table-cell table:formula="of:=AVERAGE(18922 ; 18623 ; 18546 )" office:value-type="float" office:value="18697" calcext:value-type="float">
            <text:p>1869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1 – 1</text:p>
          </table:table-cell>
          <table:table-cell office:value-type="string" calcext:value-type="string">
            <text:p>2 – 2</text:p>
          </table:table-cell>
          <table:table-cell office:value-type="string" calcext:value-type="string">
            <text:p>2 – 3</text:p>
          </table:table-cell>
          <table:table-cell office:value-type="string" calcext:value-type="string">
            <text:p>3 – 2</text:p>
          </table:table-cell>
          <table:table-cell table:style-name="ce1" office:value-type="string" calcext:value-type="string">
            <text:p>2 – 5</text:p>
          </table:table-cell>
          <table:table-cell office:value-type="string" calcext:value-type="string">
            <text:p>5 – 2</text:p>
          </table:table-cell>
          <table:table-cell office:value-type="string" calcext:value-type="string">
            <text:p>5 – 5</text:p>
          </table:table-cell>
          <table:table-cell office:value-type="string" calcext:value-type="string">
            <text:p>5 – 50</text:p>
          </table:table-cell>
          <table:table-cell office:value-type="string" calcext:value-type="string">
            <text:p>50 – 5</text:p>
          </table:table-cell>
          <table:table-cell office:value-type="string" calcext:value-type="string">
            <text:p>50 – 50</text:p>
          </table:table-cell>
          <table:table-cell office:value-type="string" calcext:value-type="string">
            <text:p>100 – 100</text:p>
          </table:table-cell>
        </table:table-row>
        <table:table-row table:style-name="ro1">
          <table:table-cell table:style-name="ce1" office:value-type="string" calcext:value-type="string">
            <text:p>ArrayBlockingQueue</text:p>
          </table:table-cell>
          <table:table-cell table:formula="of:=AVERAGE(20271;20432)" office:value-type="float" office:value="20351.5" calcext:value-type="float">
            <text:p>20351.5</text:p>
          </table:table-cell>
          <table:table-cell table:formula="of:=AVERAGE(21964;20234)" office:value-type="float" office:value="21099" calcext:value-type="float">
            <text:p>21099</text:p>
          </table:table-cell>
          <table:table-cell table:formula="of:=AVERAGE(21421;21531)" office:value-type="float" office:value="21476" calcext:value-type="float">
            <text:p>21476</text:p>
          </table:table-cell>
          <table:table-cell table:formula="of:=AVERAGE(21615;21371)" office:value-type="float" office:value="21493" calcext:value-type="float">
            <text:p>21493</text:p>
          </table:table-cell>
          <table:table-cell table:formula="of:=AVERAGE(21857;21627)" office:value-type="float" office:value="21742" calcext:value-type="float">
            <text:p>21742</text:p>
          </table:table-cell>
          <table:table-cell table:formula="of:=AVERAGE(21908;21457)" office:value-type="float" office:value="21682.5" calcext:value-type="float">
            <text:p>21682.5</text:p>
          </table:table-cell>
          <table:table-cell table:formula="of:=AVERAGE(21505;21354)" office:value-type="float" office:value="21429.5" calcext:value-type="float">
            <text:p>21429.5</text:p>
          </table:table-cell>
          <table:table-cell table:formula="of:=AVERAGE(21274;   22279)" office:value-type="float" office:value="21776.5" calcext:value-type="float">
            <text:p>21776.5</text:p>
          </table:table-cell>
          <table:table-cell table:formula="of:=AVERAGE(21499;  21714)" office:value-type="float" office:value="21606.5" calcext:value-type="float">
            <text:p>21606.5</text:p>
          </table:table-cell>
          <table:table-cell table:formula="of:=AVERAGE(21492  ;21601)" office:value-type="float" office:value="21546.5" calcext:value-type="float">
            <text:p>21546.5</text:p>
          </table:table-cell>
          <table:table-cell table:formula="of:=AVERAGE(21545;  21459)" office:value-type="float" office:value="21502" calcext:value-type="float">
            <text:p>21502</text:p>
          </table:table-cell>
        </table:table-row>
        <table:table-row table:style-name="ro1">
          <table:table-cell office:value-type="string" calcext:value-type="string">
            <text:p>ConcurrentLinkedQueue</text:p>
          </table:table-cell>
          <table:table-cell table:formula="of:=AVERAGE( 23459; 22315;  22550 )" office:value-type="float" office:value="22774.6666666667" calcext:value-type="float">
            <text:p>22774.6666666667</text:p>
          </table:table-cell>
          <table:table-cell table:formula="of:=AVERAGE( 22300; 22718;  22611 )" office:value-type="float" office:value="22543" calcext:value-type="float">
            <text:p>22543</text:p>
          </table:table-cell>
          <table:table-cell table:formula="of:=AVERAGE( 22219; 22532;  21955 )" office:value-type="float" office:value="22235.3333333333" calcext:value-type="float">
            <text:p>22235.3333333333</text:p>
          </table:table-cell>
          <table:table-cell table:formula="of:=AVERAGE( 23768; 22832;  23335 )" office:value-type="float" office:value="23311.6666666667" calcext:value-type="float">
            <text:p>23311.6666666667</text:p>
          </table:table-cell>
          <table:table-cell table:formula="of:=AVERAGE( 22784; 22713; 22460 )" office:value-type="float" office:value="22652.3333333333" calcext:value-type="float">
            <text:p>22652.3333333333</text:p>
          </table:table-cell>
          <table:table-cell table:formula="of:=AVERAGE( 23997; 22587;  22571 )" office:value-type="float" office:value="23051.6666666667" calcext:value-type="float">
            <text:p>23051.6666666667</text:p>
          </table:table-cell>
          <table:table-cell table:formula="of:=AVERAGE( 22646; 22366;  22251 )" office:value-type="float" office:value="22421" calcext:value-type="float">
            <text:p>22421</text:p>
          </table:table-cell>
          <table:table-cell table:formula="of:=AVERAGE( 23309; 23596; 23039 )" office:value-type="float" office:value="23314.6666666667" calcext:value-type="float">
            <text:p>23314.6666666667</text:p>
          </table:table-cell>
          <table:table-cell table:formula="of:=AVERAGE( 23662; 23476;  24441 )" office:value-type="float" office:value="23859.6666666667" calcext:value-type="float">
            <text:p>23859.6666666667</text:p>
          </table:table-cell>
          <table:table-cell table:formula="of:=AVERAGE( 22760; 23050;  23121 )" office:value-type="float" office:value="22977" calcext:value-type="float">
            <text:p>22977</text:p>
          </table:table-cell>
          <table:table-cell table:formula="of:=AVERAGE( 23206; 23513;  23224 )" office:value-type="float" office:value="23314.3333333333" calcext:value-type="float">
            <text:p>23314.3333333333</text:p>
          </table:table-cell>
        </table:table-row>
        <table:table-row table:style-name="ro1">
          <table:table-cell office:value-type="string" calcext:value-type="string">
            <text:p>ArrayBlockingQueue with lesser size (1/500)</text:p>
          </table:table-cell>
          <table:table-cell table:formula="of:=AVERAGE(19247;19533;19627)" office:value-type="float" office:value="19469" calcext:value-type="float">
            <text:p>19469</text:p>
          </table:table-cell>
          <table:table-cell table:formula="of:=AVERAGE(24425;22670;22862)" office:value-type="float" office:value="23319" calcext:value-type="float">
            <text:p>23319</text:p>
          </table:table-cell>
          <table:table-cell table:formula="of:=AVERAGE(20261;20158;20165)" office:value-type="float" office:value="20194.6666666667" calcext:value-type="float">
            <text:p>20194.6666666667</text:p>
          </table:table-cell>
          <table:table-cell table:formula="of:=AVERAGE(21884;22854;22840)" office:value-type="float" office:value="22526" calcext:value-type="float">
            <text:p>22526</text:p>
          </table:table-cell>
          <table:table-cell table:formula="of:=AVERAGE(20110;19652;19687)" office:value-type="float" office:value="19816.3333333333" calcext:value-type="float">
            <text:p>19816.3333333333</text:p>
          </table:table-cell>
          <table:table-cell table:formula="of:=AVERAGE(20848;20629;20336)" office:value-type="float" office:value="20604.3333333333" calcext:value-type="float">
            <text:p>20604.3333333333</text:p>
          </table:table-cell>
          <table:table-cell table:formula="of:=AVERAGE(19302;19775;19293)" office:value-type="float" office:value="19456.6666666667" calcext:value-type="float">
            <text:p>19456.6666666667</text:p>
          </table:table-cell>
          <table:table-cell table:formula="of:=AVERAGE(20286; 19662; 19904)" office:value-type="float" office:value="19950.6666666667" calcext:value-type="float">
            <text:p>19950.6666666667</text:p>
          </table:table-cell>
          <table:table-cell table:formula="of:=AVERAGE(19741; 20070; 19992; 18621; 18568)" office:value-type="float" office:value="19398.4" calcext:value-type="float">
            <text:p>19398.4</text:p>
          </table:table-cell>
          <table:table-cell table:formula="of:=AVERAGE(18602; 18671;  18608)" office:value-type="float" office:value="18627" calcext:value-type="float">
            <text:p>18627</text:p>
          </table:table-cell>
          <table:table-cell table:formula="of:=AVERAGE(19014; 18721;  18633)" office:value-type="float" office:value="18789.3333333333" calcext:value-type="float">
            <text:p>18789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5:31:24.938692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7:05:25.627135977</meta:creation-date>
    <dc:date>2015-06-22T10:52:06.653151255</dc:date>
    <meta:editing-duration>PT49M40S</meta:editing-duration>
    <meta:editing-cycles>3</meta:editing-cycles>
    <meta:generator>LibreOffice/4.2.8.2$Linux_X86_64 LibreOffice_project/420m0$Build-2</meta:generator>
    <meta:document-statistic meta:table-count="1" meta:cell-count="1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05cm" svg:height="9.483cm" xlink:href=".." xlink:type="simple" chart:class="chart:line" chart:style-name="ch1">
        <chart:title svg:x="5.786cm" svg:y="0.325cm" chart:style-name="ch2">
          <text:p>Time taken to Publish</text:p>
        </chart:title>
        <chart:legend chart:legend-position="end" svg:x="10.794cm" svg:y="3.699cm" style:legend-expansion="high" chart:style-name="ch3"/>
        <chart:plot-area chart:style-name="ch4" table:cell-range-address="Sheet1.A1:Sheet1.L4" chart:data-source-has-labels="both" svg:x="1.341cm" svg:y="1.315cm" svg:width="9.131cm" svg:height="6.99cm">
          <chartooo:coordinate-region svg:x="2.537cm" svg:y="1.526cm" svg:width="7.167cm" svg:height="5.688cm"/>
          <chart:axis chart:dimension="x" chart:name="primary-x" chart:style-name="ch5" chartooo:axis-type="auto">
            <chartooo:date-scale/>
            <chart:title svg:x="4.642cm" svg:y="8.494cm" chart:style-name="ch6">
              <text:p>Threads Pub-Sub</text:p>
            </chart:title>
            <chart:categories table:cell-range-address="Sheet1.B1:Sheet1.L1"/>
          </chart:axis>
          <chart:axis chart:dimension="y" chart:name="primary-y" chart:style-name="ch7">
            <chart:title svg:x="0.451cm" svg:y="5.203cm" chart:style-name="ch8">
              <text:p>Time</text:p>
            </chart:title>
            <chart:grid chart:style-name="ch9" chart:class="major"/>
          </chart:axis>
          <chart:series chart:style-name="ch10" chart:values-cell-range-address="Sheet1.B2:Sheet1.L2" chart:label-cell-address="Sheet1.A2:Sheet1.A2" chart:class="chart:line">
            <chart:data-point chart:repeated="11"/>
          </chart:series>
          <chart:series chart:style-name="ch11" chart:values-cell-range-address="Sheet1.B3:Sheet1.L3" chart:label-cell-address="Sheet1.A3:Sheet1.A3" chart:class="chart:line">
            <chart:data-point chart:repeated="11"/>
          </chart:series>
          <chart:series chart:style-name="ch12" chart:values-cell-range-address="Sheet1.B4:Sheet1.L4" chart:label-cell-address="Sheet1.A4:Sheet1.A4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– 1</text:p>
                <draw:g>
                  <svg:desc>Sheet1.B1:Sheet1.L1</svg:desc>
                </draw:g>
              </table:table-cell>
              <table:table-cell office:value-type="string">
                <text:p>2 – 2</text:p>
              </table:table-cell>
              <table:table-cell office:value-type="string">
                <text:p>2 – 3</text:p>
              </table:table-cell>
              <table:table-cell office:value-type="string">
                <text:p>3 – 2</text:p>
              </table:table-cell>
              <table:table-cell office:value-type="string">
                <text:p>2 – 5</text:p>
              </table:table-cell>
              <table:table-cell office:value-type="string">
                <text:p>5 – 2</text:p>
              </table:table-cell>
              <table:table-cell office:value-type="string">
                <text:p>5 – 5</text:p>
              </table:table-cell>
              <table:table-cell office:value-type="string">
                <text:p>5 – 50</text:p>
              </table:table-cell>
              <table:table-cell office:value-type="string">
                <text:p>50 – 5</text:p>
              </table:table-cell>
              <table:table-cell office:value-type="string">
                <text:p>50 – 50</text:p>
              </table:table-cell>
              <table:table-cell office:value-type="string">
                <text:p>100 – 100</text:p>
              </table:table-cell>
            </table:table-row>
          </table:table-header-rows>
          <table:table-rows>
            <table:table-row>
              <table:table-cell office:value-type="string">
                <text:p>ArrayBlockingQueue</text:p>
                <draw:g>
                  <svg:desc>Sheet1.A2:Sheet1.A2</svg:desc>
                </draw:g>
              </table:table-cell>
              <table:table-cell office:value-type="float" office:value="2675">
                <text:p>2675</text:p>
                <draw:g>
                  <svg:desc>Sheet1.B2:Sheet1.L2</svg:desc>
                </draw:g>
              </table:table-cell>
              <table:table-cell office:value-type="float" office:value="2900.5">
                <text:p>2900.5</text:p>
              </table:table-cell>
              <table:table-cell office:value-type="float" office:value="3276">
                <text:p>3276</text:p>
              </table:table-cell>
              <table:table-cell office:value-type="float" office:value="3082">
                <text:p>3082</text:p>
              </table:table-cell>
              <table:table-cell office:value-type="float" office:value="3352.5">
                <text:p>3352.5</text:p>
              </table:table-cell>
              <table:table-cell office:value-type="float" office:value="2568.5">
                <text:p>2568.5</text:p>
              </table:table-cell>
              <table:table-cell office:value-type="float" office:value="3025">
                <text:p>3025</text:p>
              </table:table-cell>
              <table:table-cell office:value-type="float" office:value="2873.5">
                <text:p>2873.5</text:p>
              </table:table-cell>
              <table:table-cell office:value-type="float" office:value="2344.5">
                <text:p>2344.5</text:p>
              </table:table-cell>
              <table:table-cell office:value-type="float" office:value="2490.5">
                <text:p>2490.5</text:p>
              </table:table-cell>
              <table:table-cell office:value-type="float" office:value="2983.5">
                <text:p>2983.5</text:p>
              </table:table-cell>
            </table:table-row>
            <table:table-row>
              <table:table-cell office:value-type="string">
                <text:p>ConcurrentLinkedQueue</text:p>
                <draw:g>
                  <svg:desc>Sheet1.A3:Sheet1.A3</svg:desc>
                </draw:g>
              </table:table-cell>
              <table:table-cell office:value-type="float" office:value="4507.33333333333">
                <text:p>4507.33333333333</text:p>
                <draw:g>
                  <svg:desc>Sheet1.B3:Sheet1.L3</svg:desc>
                </draw:g>
              </table:table-cell>
              <table:table-cell office:value-type="float" office:value="3961">
                <text:p>3961</text:p>
              </table:table-cell>
              <table:table-cell office:value-type="float" office:value="3803">
                <text:p>3803</text:p>
              </table:table-cell>
              <table:table-cell office:value-type="float" office:value="4893">
                <text:p>4893</text:p>
              </table:table-cell>
              <table:table-cell office:value-type="float" office:value="4251">
                <text:p>4251</text:p>
              </table:table-cell>
              <table:table-cell office:value-type="float" office:value="4728.33333333333">
                <text:p>4728.33333333333</text:p>
              </table:table-cell>
              <table:table-cell office:value-type="float" office:value="3933.33333333333">
                <text:p>3933.33333333333</text:p>
              </table:table-cell>
              <table:table-cell office:value-type="float" office:value="4687.33333333333">
                <text:p>4687.33333333333</text:p>
              </table:table-cell>
              <table:table-cell office:value-type="float" office:value="4519.66666666667">
                <text:p>4519.66666666667</text:p>
              </table:table-cell>
              <table:table-cell office:value-type="float" office:value="3436">
                <text:p>3436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ArrayBlockingQueue with lesser size (1/500)</text:p>
                <draw:g>
                  <svg:desc>Sheet1.A4:Sheet1.A4</svg:desc>
                </draw:g>
              </table:table-cell>
              <table:table-cell office:value-type="float" office:value="15963.3333333333">
                <text:p>15963.3333333333</text:p>
                <draw:g>
                  <svg:desc>Sheet1.B4:Sheet1.L4</svg:desc>
                </draw:g>
              </table:table-cell>
              <table:table-cell office:value-type="float" office:value="19883.3333333333">
                <text:p>19883.3333333333</text:p>
              </table:table-cell>
              <table:table-cell office:value-type="float" office:value="16654">
                <text:p>16654</text:p>
              </table:table-cell>
              <table:table-cell office:value-type="float" office:value="18849.3333333333">
                <text:p>18849.3333333333</text:p>
              </table:table-cell>
              <table:table-cell office:value-type="float" office:value="16261.6666666667">
                <text:p>16261.6666666667</text:p>
              </table:table-cell>
              <table:table-cell office:value-type="float" office:value="17011.3333333333">
                <text:p>17011.3333333333</text:p>
              </table:table-cell>
              <table:table-cell office:value-type="float" office:value="16011.6666666667">
                <text:p>16011.6666666667</text:p>
              </table:table-cell>
              <table:table-cell office:value-type="float" office:value="16204">
                <text:p>16204</text:p>
              </table:table-cell>
              <table:table-cell office:value-type="float" office:value="16214.3333333333">
                <text:p>16214.3333333333</text:p>
              </table:table-cell>
              <table:table-cell office:value-type="float" office:value="18590">
                <text:p>18590</text:p>
              </table:table-cell>
              <table:table-cell office:value-type="float" office:value="18753.6666666667">
                <text:p>18753.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44cm" svg:height="9.483cm" xlink:href=".." xlink:type="simple" chart:class="chart:line" chart:style-name="ch1">
        <chart:title svg:x="5.493cm" svg:y="0.325cm" chart:style-name="ch2">
          <text:p>Time taken to Subscribe</text:p>
        </chart:title>
        <chart:legend chart:legend-position="end" svg:x="10.733cm" svg:y="3.699cm" style:legend-expansion="high" chart:style-name="ch3"/>
        <chart:plot-area chart:style-name="ch4" table:cell-range-address="Sheet1.A7:Sheet1.L10" chart:data-source-has-labels="both" svg:x="1.339cm" svg:y="1.315cm" svg:width="9.074cm" svg:height="6.99cm">
          <chartooo:coordinate-region svg:x="2.535cm" svg:y="1.526cm" svg:width="7.11cm" svg:height="5.688cm"/>
          <chart:axis chart:dimension="x" chart:name="primary-x" chart:style-name="ch5" chartooo:axis-type="auto">
            <chartooo:date-scale/>
            <chart:title svg:x="5.22cm" svg:y="8.494cm" chart:style-name="ch6">
              <text:p>Pub-Sub</text:p>
            </chart:title>
            <chart:categories table:cell-range-address="Sheet1.B7:Sheet1.L7"/>
          </chart:axis>
          <chart:axis chart:dimension="y" chart:name="primary-y" chart:style-name="ch7">
            <chart:title svg:x="0.451cm" svg:y="5.203cm" chart:style-name="ch8">
              <text:p>Time</text:p>
            </chart:title>
            <chart:grid chart:style-name="ch9" chart:class="major"/>
          </chart:axis>
          <chart:series chart:style-name="ch10" chart:values-cell-range-address="Sheet1.B8:Sheet1.L8" chart:label-cell-address="Sheet1.A8:Sheet1.A8" chart:class="chart:line">
            <chart:data-point chart:repeated="11"/>
          </chart:series>
          <chart:series chart:style-name="ch11" chart:values-cell-range-address="Sheet1.B9:Sheet1.L9" chart:label-cell-address="Sheet1.A9:Sheet1.A9" chart:class="chart:line">
            <chart:data-point chart:repeated="11"/>
          </chart:series>
          <chart:series chart:style-name="ch12" chart:values-cell-range-address="Sheet1.B10:Sheet1.L10" chart:label-cell-address="Sheet1.A10:Sheet1.A10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– 1</text:p>
                <draw:g>
                  <svg:desc>Sheet1.B7:Sheet1.L7</svg:desc>
                </draw:g>
              </table:table-cell>
              <table:table-cell office:value-type="string">
                <text:p>2 – 2</text:p>
              </table:table-cell>
              <table:table-cell office:value-type="string">
                <text:p>2 – 3</text:p>
              </table:table-cell>
              <table:table-cell office:value-type="string">
                <text:p>3 – 2</text:p>
              </table:table-cell>
              <table:table-cell office:value-type="string">
                <text:p>2 – 5</text:p>
              </table:table-cell>
              <table:table-cell office:value-type="string">
                <text:p>5 – 2</text:p>
              </table:table-cell>
              <table:table-cell office:value-type="string">
                <text:p>5 – 5</text:p>
              </table:table-cell>
              <table:table-cell office:value-type="string">
                <text:p>5 – 50</text:p>
              </table:table-cell>
              <table:table-cell office:value-type="string">
                <text:p>50 – 5</text:p>
              </table:table-cell>
              <table:table-cell office:value-type="string">
                <text:p>50 – 50</text:p>
              </table:table-cell>
              <table:table-cell office:value-type="string">
                <text:p>100 – 100</text:p>
              </table:table-cell>
            </table:table-row>
          </table:table-header-rows>
          <table:table-rows>
            <table:table-row>
              <table:table-cell office:value-type="string">
                <text:p>ArrayBlockingQueue</text:p>
                <draw:g>
                  <svg:desc>Sheet1.A8:Sheet1.A8</svg:desc>
                </draw:g>
              </table:table-cell>
              <table:table-cell office:value-type="float" office:value="20350">
                <text:p>20350</text:p>
                <draw:g>
                  <svg:desc>Sheet1.B8:Sheet1.L8</svg:desc>
                </draw:g>
              </table:table-cell>
              <table:table-cell office:value-type="float" office:value="21081">
                <text:p>21081</text:p>
              </table:table-cell>
              <table:table-cell office:value-type="float" office:value="21471.5">
                <text:p>21471.5</text:p>
              </table:table-cell>
              <table:table-cell office:value-type="float" office:value="21472">
                <text:p>21472</text:p>
              </table:table-cell>
              <table:table-cell office:value-type="float" office:value="21739">
                <text:p>21739</text:p>
              </table:table-cell>
              <table:table-cell office:value-type="float" office:value="21655">
                <text:p>21655</text:p>
              </table:table-cell>
              <table:table-cell office:value-type="float" office:value="21401.5">
                <text:p>21401.5</text:p>
              </table:table-cell>
              <table:table-cell office:value-type="float" office:value="21755">
                <text:p>21755</text:p>
              </table:table-cell>
              <table:table-cell office:value-type="float" office:value="21466.5">
                <text:p>21466.5</text:p>
              </table:table-cell>
              <table:table-cell office:value-type="float" office:value="21396">
                <text:p>21396</text:p>
              </table:table-cell>
              <table:table-cell office:value-type="float" office:value="20949.5">
                <text:p>20949.5</text:p>
              </table:table-cell>
            </table:table-row>
            <table:table-row>
              <table:table-cell office:value-type="string">
                <text:p>ConcurrentLinkedQueue</text:p>
                <draw:g>
                  <svg:desc>Sheet1.A9:Sheet1.A9</svg:desc>
                </draw:g>
              </table:table-cell>
              <table:table-cell office:value-type="float" office:value="22772.6666666667">
                <text:p>22772.6666666667</text:p>
                <draw:g>
                  <svg:desc>Sheet1.B9:Sheet1.L9</svg:desc>
                </draw:g>
              </table:table-cell>
              <table:table-cell office:value-type="float" office:value="22533">
                <text:p>22533</text:p>
              </table:table-cell>
              <table:table-cell office:value-type="float" office:value="22229.6666666667">
                <text:p>22229.6666666667</text:p>
              </table:table-cell>
              <table:table-cell office:value-type="float" office:value="23291.3333333333">
                <text:p>23291.3333333333</text:p>
              </table:table-cell>
              <table:table-cell office:value-type="float" office:value="22638.3333333333">
                <text:p>22638.3333333333</text:p>
              </table:table-cell>
              <table:table-cell office:value-type="float" office:value="23017">
                <text:p>23017</text:p>
              </table:table-cell>
              <table:table-cell office:value-type="float" office:value="22376.6666666667">
                <text:p>22376.6666666667</text:p>
              </table:table-cell>
              <table:table-cell office:value-type="float" office:value="23277.3333333333">
                <text:p>23277.3333333333</text:p>
              </table:table-cell>
              <table:table-cell office:value-type="float" office:value="20299.6666666667">
                <text:p>20299.6666666667</text:p>
              </table:table-cell>
              <table:table-cell office:value-type="float" office:value="20935">
                <text:p>20935</text:p>
              </table:table-cell>
              <table:table-cell office:value-type="float" office:value="21106.6666666667">
                <text:p>21106.6666666667</text:p>
              </table:table-cell>
            </table:table-row>
            <table:table-row>
              <table:table-cell office:value-type="string">
                <text:p>ArrayBlockingQueue with lesser size (1/500)</text:p>
                <draw:g>
                  <svg:desc>Sheet1.A10:Sheet1.A10</svg:desc>
                </draw:g>
              </table:table-cell>
              <table:table-cell office:value-type="float" office:value="19468.6666666667">
                <text:p>19468.6666666667</text:p>
                <draw:g>
                  <svg:desc>Sheet1.B10:Sheet1.L10</svg:desc>
                </draw:g>
              </table:table-cell>
              <table:table-cell office:value-type="float" office:value="23306.3333333333">
                <text:p>23306.3333333333</text:p>
              </table:table-cell>
              <table:table-cell office:value-type="float" office:value="20188.3333333333">
                <text:p>20188.3333333333</text:p>
              </table:table-cell>
              <table:table-cell office:value-type="float" office:value="22519.3333333333">
                <text:p>22519.3333333333</text:p>
              </table:table-cell>
              <table:table-cell office:value-type="float" office:value="19809.6666666667">
                <text:p>19809.6666666667</text:p>
              </table:table-cell>
              <table:table-cell office:value-type="float" office:value="20594">
                <text:p>20594</text:p>
              </table:table-cell>
              <table:table-cell office:value-type="float" office:value="19437.6666666667">
                <text:p>19437.6666666667</text:p>
              </table:table-cell>
              <table:table-cell office:value-type="float" office:value="19924.6666666667">
                <text:p>19924.6666666667</text:p>
              </table:table-cell>
              <table:table-cell office:value-type="float" office:value="19276.2">
                <text:p>19276.2</text:p>
              </table:table-cell>
              <table:table-cell office:value-type="float" office:value="18545.3333333333">
                <text:p>18545.3333333333</text:p>
              </table:table-cell>
              <table:table-cell office:value-type="float" office:value="18697">
                <text:p>18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397cm" xlink:href=".." xlink:type="simple" chart:class="chart:line" chart:style-name="ch1">
        <chart:title svg:x="5.828cm" svg:y="0.323cm" chart:style-name="ch2">
          <text:p>Total Execution Time</text:p>
        </chart:title>
        <chart:legend chart:legend-position="end" svg:x="10.689cm" svg:y="3.656cm" style:legend-expansion="high" chart:style-name="ch3"/>
        <chart:plot-area chart:style-name="ch4" table:cell-range-address="Sheet1.A13:Sheet1.L16" chart:data-source-has-labels="both" svg:x="1.339cm" svg:y="1.311cm" svg:width="9.03cm" svg:height="6.91cm">
          <chartooo:coordinate-region svg:x="2.535cm" svg:y="1.522cm" svg:width="7.066cm" svg:height="5.608cm"/>
          <chart:axis chart:dimension="x" chart:name="primary-x" chart:style-name="ch5" chartooo:axis-type="auto">
            <chartooo:date-scale/>
            <chart:title svg:x="4.59cm" svg:y="8.408cm" chart:style-name="ch6">
              <text:p>Threads Pub-Sub</text:p>
            </chart:title>
            <chart:categories table:cell-range-address="Sheet1.B13:Sheet1.L13"/>
          </chart:axis>
          <chart:axis chart:dimension="y" chart:name="primary-y" chart:style-name="ch7">
            <chart:title svg:x="0.451cm" svg:y="5.159cm" chart:style-name="ch8">
              <text:p>Time</text:p>
            </chart:title>
            <chart:grid chart:style-name="ch9" chart:class="major"/>
          </chart:axis>
          <chart:series chart:style-name="ch10" chart:values-cell-range-address="Sheet1.B14:Sheet1.L14" chart:label-cell-address="Sheet1.A14:Sheet1.A14" chart:class="chart:line">
            <chart:data-point chart:repeated="11"/>
          </chart:series>
          <chart:series chart:style-name="ch11" chart:values-cell-range-address="Sheet1.B15:Sheet1.L15" chart:label-cell-address="Sheet1.A15:Sheet1.A15" chart:class="chart:line">
            <chart:data-point chart:repeated="11"/>
          </chart:series>
          <chart:series chart:style-name="ch12" chart:values-cell-range-address="Sheet1.B16:Sheet1.L16" chart:label-cell-address="Sheet1.A16:Sheet1.A16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– 1</text:p>
                <draw:g>
                  <svg:desc>Sheet1.B13:Sheet1.L13</svg:desc>
                </draw:g>
              </table:table-cell>
              <table:table-cell office:value-type="string">
                <text:p>2 – 2</text:p>
              </table:table-cell>
              <table:table-cell office:value-type="string">
                <text:p>2 – 3</text:p>
              </table:table-cell>
              <table:table-cell office:value-type="string">
                <text:p>3 – 2</text:p>
              </table:table-cell>
              <table:table-cell office:value-type="string">
                <text:p>2 – 5</text:p>
              </table:table-cell>
              <table:table-cell office:value-type="string">
                <text:p>5 – 2</text:p>
              </table:table-cell>
              <table:table-cell office:value-type="string">
                <text:p>5 – 5</text:p>
              </table:table-cell>
              <table:table-cell office:value-type="string">
                <text:p>5 – 50</text:p>
              </table:table-cell>
              <table:table-cell office:value-type="string">
                <text:p>50 – 5</text:p>
              </table:table-cell>
              <table:table-cell office:value-type="string">
                <text:p>50 – 50</text:p>
              </table:table-cell>
              <table:table-cell office:value-type="string">
                <text:p>100 – 100</text:p>
              </table:table-cell>
            </table:table-row>
          </table:table-header-rows>
          <table:table-rows>
            <table:table-row>
              <table:table-cell office:value-type="string">
                <text:p>ArrayBlockingQueue</text:p>
                <draw:g>
                  <svg:desc>Sheet1.A14:Sheet1.A14</svg:desc>
                </draw:g>
              </table:table-cell>
              <table:table-cell office:value-type="float" office:value="20351.5">
                <text:p>20351.5</text:p>
                <draw:g>
                  <svg:desc>Sheet1.B14:Sheet1.L14</svg:desc>
                </draw:g>
              </table:table-cell>
              <table:table-cell office:value-type="float" office:value="21099">
                <text:p>21099</text:p>
              </table:table-cell>
              <table:table-cell office:value-type="float" office:value="21476">
                <text:p>21476</text:p>
              </table:table-cell>
              <table:table-cell office:value-type="float" office:value="21493">
                <text:p>21493</text:p>
              </table:table-cell>
              <table:table-cell office:value-type="float" office:value="21742">
                <text:p>21742</text:p>
              </table:table-cell>
              <table:table-cell office:value-type="float" office:value="21682.5">
                <text:p>21682.5</text:p>
              </table:table-cell>
              <table:table-cell office:value-type="float" office:value="21429.5">
                <text:p>21429.5</text:p>
              </table:table-cell>
              <table:table-cell office:value-type="float" office:value="21776.5">
                <text:p>21776.5</text:p>
              </table:table-cell>
              <table:table-cell office:value-type="float" office:value="21606.5">
                <text:p>21606.5</text:p>
              </table:table-cell>
              <table:table-cell office:value-type="float" office:value="21546.5">
                <text:p>21546.5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ConcurrentLinkedQueue</text:p>
                <draw:g>
                  <svg:desc>Sheet1.A15:Sheet1.A15</svg:desc>
                </draw:g>
              </table:table-cell>
              <table:table-cell office:value-type="float" office:value="22774.6666666667">
                <text:p>22774.6666666667</text:p>
                <draw:g>
                  <svg:desc>Sheet1.B15:Sheet1.L15</svg:desc>
                </draw:g>
              </table:table-cell>
              <table:table-cell office:value-type="float" office:value="22543">
                <text:p>22543</text:p>
              </table:table-cell>
              <table:table-cell office:value-type="float" office:value="22235.3333333333">
                <text:p>22235.3333333333</text:p>
              </table:table-cell>
              <table:table-cell office:value-type="float" office:value="23311.6666666667">
                <text:p>23311.6666666667</text:p>
              </table:table-cell>
              <table:table-cell office:value-type="float" office:value="22652.3333333333">
                <text:p>22652.3333333333</text:p>
              </table:table-cell>
              <table:table-cell office:value-type="float" office:value="23051.6666666667">
                <text:p>23051.6666666667</text:p>
              </table:table-cell>
              <table:table-cell office:value-type="float" office:value="22421">
                <text:p>22421</text:p>
              </table:table-cell>
              <table:table-cell office:value-type="float" office:value="23314.6666666667">
                <text:p>23314.6666666667</text:p>
              </table:table-cell>
              <table:table-cell office:value-type="float" office:value="23859.6666666667">
                <text:p>23859.6666666667</text:p>
              </table:table-cell>
              <table:table-cell office:value-type="float" office:value="22977">
                <text:p>22977</text:p>
              </table:table-cell>
              <table:table-cell office:value-type="float" office:value="23314.3333333333">
                <text:p>23314.3333333333</text:p>
              </table:table-cell>
            </table:table-row>
            <table:table-row>
              <table:table-cell office:value-type="string">
                <text:p>ArrayBlockingQueue with lesser size (1/500)</text:p>
                <draw:g>
                  <svg:desc>Sheet1.A16:Sheet1.A16</svg:desc>
                </draw:g>
              </table:table-cell>
              <table:table-cell office:value-type="float" office:value="19469">
                <text:p>19469</text:p>
                <draw:g>
                  <svg:desc>Sheet1.B16:Sheet1.L16</svg:desc>
                </draw:g>
              </table:table-cell>
              <table:table-cell office:value-type="float" office:value="23319">
                <text:p>23319</text:p>
              </table:table-cell>
              <table:table-cell office:value-type="float" office:value="20194.6666666667">
                <text:p>20194.6666666667</text:p>
              </table:table-cell>
              <table:table-cell office:value-type="float" office:value="22526">
                <text:p>22526</text:p>
              </table:table-cell>
              <table:table-cell office:value-type="float" office:value="19816.3333333333">
                <text:p>19816.3333333333</text:p>
              </table:table-cell>
              <table:table-cell office:value-type="float" office:value="20604.3333333333">
                <text:p>20604.3333333333</text:p>
              </table:table-cell>
              <table:table-cell office:value-type="float" office:value="19456.6666666667">
                <text:p>19456.6666666667</text:p>
              </table:table-cell>
              <table:table-cell office:value-type="float" office:value="19950.6666666667">
                <text:p>19950.6666666667</text:p>
              </table:table-cell>
              <table:table-cell office:value-type="float" office:value="19398.4">
                <text:p>19398.4</text:p>
              </table:table-cell>
              <table:table-cell office:value-type="float" office:value="18627">
                <text:p>18627</text:p>
              </table:table-cell>
              <table:table-cell office:value-type="float" office:value="18789.3333333333">
                <text:p>18789.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